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6cm" draw:marker-end="Extrémités_20_de_20_flèche_20_1" draw:marker-end-width="0.46cm" draw:fill="none" draw:textarea-vertical-align="middle" fo:padding-top="0.175cm" fo:padding-bottom="0.175cm" fo:padding-left="0.3cm" fo:padding-right="0.3cm" loext:decorative="false"/>
    </style:style>
    <style:style style:name="gr2" style:family="graphic" style:parent-style-name="objectwithoutfill">
      <style:graphic-properties draw:fill="none" draw:textarea-vertical-align="middle" loext:decorative="false"/>
    </style:style>
    <style:style style:name="gr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52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cm" fo:min-width="0cm" fo:padding-top="0.149cm" fo:padding-bottom="0.149cm" fo:padding-left="0.274cm" fo:padding-right="0.274cm" loext:decorative="false"/>
    </style:style>
    <style:style style:name="gr9" style:family="graphic" style:parent-style-name="standard">
      <style:graphic-properties svg:stroke-width="0.071cm" svg:stroke-color="#00a933" draw:marker-start-width="0.306cm" draw:marker-end-width="0.306cm" draw:fill="none" loext:fill-use-slide-background="false" draw:textarea-horizontal-align="justify" draw:textarea-vertical-align="middle" draw:auto-grow-height="false" fo:min-height="4.188cm" fo:min-width="6.29cm" fo:padding-top="0.16cm" fo:padding-bottom="0.16cm" fo:padding-left="0.285cm" fo:padding-right="0.285cm" fo:wrap-option="wrap" loext:decorative="false"/>
    </style:style>
    <style:style style:name="gr10"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104cm" fo:min-width="0.102cm" fo:padding-top="0.15cm" fo:padding-bottom="0.15cm" fo:padding-left="0.275cm" fo:padding-right="0.275cm" loext:decorative="false"/>
    </style:style>
    <style:style style:name="gr11"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054cm" fo:min-width="0.052cm" fo:padding-top="0.15cm" fo:padding-bottom="0.15cm" fo:padding-left="0.275cm" fo:padding-right="0.275cm" loext:decorative="false"/>
    </style:style>
    <style:style style:name="gr12" style:family="graphic" style:parent-style-name="objectwithoutfill">
      <style:graphic-properties svg:stroke-width="0.05cm" draw:marker-start-width="0.28cm" draw:marker-end-width="0.28cm" draw:fill="none" draw:textarea-vertical-align="middle" fo:padding-top="0.1cm" fo:padding-bottom="0.1cm" fo:padding-left="0.225cm" fo:padding-right="0.225cm" loext:decorative="false"/>
    </style:style>
    <style:style style:name="gr13" style:family="graphic" style:parent-style-name="objectwithoutfill">
      <style:graphic-properties svg:stroke-width="0.05cm" svg:stroke-color="#ff0000" draw:marker-start-width="0.28cm" draw:marker-end-width="0.28cm" draw:fill="none" draw:textarea-vertical-align="middle" fo:padding-top="0.1cm" fo:padding-bottom="0.1cm" fo:padding-left="0.225cm" fo:padding-right="0.225cm" loext:decorative="false"/>
    </style:style>
    <style:style style:name="gr14" style:family="graphic" style:parent-style-name="standard">
      <style:graphic-properties draw:stroke="none" svg:stroke-color="#000000" draw:fill="none" draw:fill-color="#ffffff" draw:auto-grow-height="true" draw:auto-grow-width="false" fo:min-height="0.32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17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77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776cm" loext:decorative="false"/>
      <style:paragraph-properties style:writing-mode="lr-tb"/>
    </style:style>
    <style:style style:name="gr19" style:family="graphic" style:parent-style-name="objectwithoutfill">
      <style:graphic-properties svg:stroke-width="0.071cm" svg:stroke-color="#00a933" draw:marker-start-width="0.307cm" draw:marker-end-width="0.307cm" draw:fill="none" draw:textarea-vertical-align="middle" fo:padding-top="0.111cm" fo:padding-bottom="0.111cm" fo:padding-left="0.236cm" fo:padding-right="0.236cm" loext:decorative="false"/>
    </style:style>
    <style:style style:name="gr20"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style>
    <style:style style:name="P4" style:family="paragraph">
      <style:text-properties fo:color="#c9211e" loext:opacity="100%"/>
    </style:style>
    <style:style style:name="P5" style:family="paragraph">
      <loext:graphic-properties draw:fill="none" draw:fill-color="#ffffff"/>
      <style:text-properties fo:color="#c9211e" loext:opacity="100%"/>
    </style:style>
    <style:style style:name="P6" style:family="paragraph">
      <style:text-properties fo:color="#00a933" loext:opacity="100%"/>
    </style:style>
    <style:style style:name="P7" style:family="paragraph">
      <loext:graphic-properties draw:fill="none" draw:fill-color="#ffffff"/>
      <style:text-properties fo:color="#00a933" loext:opacity="100%"/>
    </style:style>
    <style:style style:name="T1" style:family="text">
      <style:text-properties fo:color="#c9211e" loext:opacity="100%"/>
    </style:style>
    <style:style style:name="T2" style:family="text">
      <style:text-properties fo:color="#00a933"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line draw:style-name="gr1" draw:text-style-name="P1" draw:layer="layout" svg:x1="3.2cm" svg:y1="2.975cm" svg:x2="20.25cm" svg:y2="2.975cm">
          <text:p/>
        </draw:line>
        <draw:line draw:style-name="gr2" draw:text-style-name="P1" draw:layer="layout" svg:x1="4.5cm" svg:y1="2.675cm" svg:x2="4.5cm" svg:y2="3.325cm">
          <text:p/>
        </draw:line>
        <draw:frame draw:style-name="gr3" draw:text-style-name="P2" draw:layer="layout" svg:width="2.05cm" svg:height="0.806cm" svg:x="3.45cm" svg:y="1.85cm">
          <draw:text-box>
            <text:p>1959</text:p>
          </draw:text-box>
        </draw:frame>
        <draw:frame draw:style-name="gr4" draw:text-style-name="P2" draw:layer="layout" svg:width="2.975cm" svg:height="1.361cm" svg:x="3.05cm" svg:y="3.5cm">
          <draw:text-box>
            <text:p>Invention</text:p>
            <text:p>du Modem</text:p>
          </draw:text-box>
        </draw:frame>
        <draw:line draw:style-name="gr2" draw:text-style-name="P1" draw:layer="layout" svg:x1="7.5cm" svg:y1="2.675cm" svg:x2="7.5cm" svg:y2="3.325cm">
          <text:p/>
        </draw:line>
        <draw:frame draw:style-name="gr5" draw:text-style-name="P2" draw:layer="layout" svg:width="1.75cm" svg:height="0.806cm" svg:x="6.65cm" svg:y="1.875cm">
          <draw:text-box>
            <text:p>1969</text:p>
          </draw:text-box>
        </draw:frame>
        <draw:frame draw:style-name="gr6" draw:text-style-name="P2" draw:layer="layout" svg:width="4.225cm" svg:height="1.916cm" svg:x="8.725cm" svg:y="3.384cm">
          <draw:text-box>
            <text:p>Apparition du mot Internet</text:p>
            <text:p>Création de TCP</text:p>
          </draw:text-box>
        </draw:frame>
        <draw:line draw:style-name="gr2" draw:text-style-name="P1" draw:layer="layout" svg:x1="10.9cm" svg:y1="2.675cm" svg:x2="10.9cm" svg:y2="3.325cm">
          <text:p/>
        </draw:line>
        <draw:frame draw:style-name="gr3" draw:text-style-name="P2" draw:layer="layout" svg:width="2.325cm" svg:height="0.806cm" svg:x="9.725cm" svg:y="1.875cm">
          <draw:text-box>
            <text:p>1974</text:p>
          </draw:text-box>
        </draw:frame>
        <draw:frame draw:style-name="gr7" draw:text-style-name="P2" draw:layer="layout" svg:width="3.075cm" svg:height="1cm" svg:x="5.975cm" svg:y="3.5cm">
          <draw:text-box>
            <text:p>Arpanet</text:p>
          </draw:text-box>
        </draw:frame>
        <draw:frame draw:style-name="gr6" draw:text-style-name="P2" draw:layer="layout" svg:width="4.225cm" svg:height="1.25cm" svg:x="11.926cm" svg:y="3.385cm">
          <draw:text-box>
            <text:p>DNS</text:p>
          </draw:text-box>
        </draw:frame>
        <draw:line draw:style-name="gr2" draw:text-style-name="P1" draw:layer="layout" svg:x1="14.101cm" svg:y1="2.676cm" svg:x2="14.101cm" svg:y2="3.326cm">
          <text:p/>
        </draw:line>
        <draw:frame draw:style-name="gr3" draw:text-style-name="P2" draw:layer="layout" svg:width="2.325cm" svg:height="0.806cm" svg:x="12.926cm" svg:y="1.876cm">
          <draw:text-box>
            <text:p>1983</text:p>
          </draw:text-box>
        </draw:frame>
        <draw:frame draw:style-name="gr6" draw:text-style-name="P2" draw:layer="layout" svg:width="4.225cm" svg:height="1.361cm" svg:x="14.127cm" svg:y="3.386cm">
          <draw:text-box>
            <text:p>Napster</text:p>
            <text:p>(pair à pair)</text:p>
          </draw:text-box>
        </draw:frame>
        <draw:line draw:style-name="gr2" draw:text-style-name="P1" draw:layer="layout" svg:x1="16.302cm" svg:y1="2.677cm" svg:x2="16.302cm" svg:y2="3.327cm">
          <text:p/>
        </draw:line>
        <draw:frame draw:style-name="gr3" draw:text-style-name="P2" draw:layer="layout" svg:width="2.325cm" svg:height="0.806cm" svg:x="15.127cm" svg:y="1.877cm">
          <draw:text-box>
            <text:p>1999</text:p>
          </draw:text-box>
        </draw:frame>
        <draw:frame draw:style-name="gr6" draw:text-style-name="P2" draw:layer="layout" svg:width="4.225cm" svg:height="1.25cm" svg:x="16.427cm" svg:y="3.386cm">
          <draw:text-box>
            <text:p>4G</text:p>
          </draw:text-box>
        </draw:frame>
        <draw:line draw:style-name="gr2" draw:text-style-name="P1" draw:layer="layout" svg:x1="18.602cm" svg:y1="2.677cm" svg:x2="18.602cm" svg:y2="3.327cm">
          <text:p/>
        </draw:line>
        <draw:frame draw:style-name="gr3" draw:text-style-name="P2" draw:layer="layout" svg:width="2.325cm" svg:height="0.806cm" svg:x="17.427cm" svg:y="1.877cm">
          <draw:text-box>
            <text:p>2012</text:p>
          </draw:text-box>
        </draw:frame>
        <draw:custom-shape draw:style-name="gr8" draw:text-style-name="P1" draw:layer="layout" svg:width="0.825cm" svg:height="0.775cm" svg:x="6.625cm" svg:y="10.8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10.5cm" svg:height="6.95cm" svg:x="7.275cm" svg:y="9.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825cm" svg:height="0.775cm" svg:x="18.075cm" svg:y="11.5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7.725cm" svg:y="15.8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1.875cm" svg:y="1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3.55cm" svg:y="1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4.45cm" svg:y="16.2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7.825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8.05cm" svg:y="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85cm" svg:height="0.5cm" svg:x="8.975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1.0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9.277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2.177cm" svg:y="1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2.777cm" svg:y="1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6.077cm" svg:y="11.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4.377cm" svg:y="12.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8.675cm" svg:y1="9.85cm" svg:x2="9.175cm" svg:y2="11.35cm">
          <text:p/>
        </draw:line>
        <draw:line draw:style-name="gr12" draw:text-style-name="P3" draw:layer="layout" svg:x1="7.35cm" svg:y1="11.425cm" svg:x2="8.975cm" svg:y2="11.55cm">
          <text:p/>
        </draw:line>
        <draw:line draw:style-name="gr12" draw:text-style-name="P3" draw:layer="layout" svg:x1="8.3cm" svg:y1="16.125cm" svg:x2="9.425cm" svg:y2="14.775cm">
          <text:p/>
        </draw:line>
        <draw:line draw:style-name="gr12" draw:text-style-name="P3" draw:layer="layout" svg:x1="12.4cm" svg:y1="17.25cm" svg:x2="13.025cm" svg:y2="15.825cm">
          <text:p/>
        </draw:line>
        <draw:line draw:style-name="gr12" draw:text-style-name="P3" draw:layer="layout" svg:x1="13.9cm" svg:y1="17.65cm" svg:x2="13.25cm" svg:y2="15.8cm">
          <text:p/>
        </draw:line>
        <draw:line draw:style-name="gr12" draw:text-style-name="P3" draw:layer="layout" svg:x1="14.725cm" svg:y1="16.525cm" svg:x2="13.6cm" svg:y2="15.7cm">
          <text:p/>
        </draw:line>
        <draw:line draw:style-name="gr12" draw:text-style-name="P3" draw:layer="layout" svg:x1="16.75cm" svg:y1="11.375cm" svg:x2="17.825cm" svg:y2="10.375cm">
          <text:p/>
        </draw:line>
        <draw:line draw:style-name="gr12" draw:text-style-name="P3" draw:layer="layout" svg:x1="16.925cm" svg:y1="11.65cm" svg:x2="18.275cm" svg:y2="11.925cm">
          <text:p/>
        </draw:line>
        <draw:line draw:style-name="gr12" draw:text-style-name="P3" draw:layer="layout" svg:x1="15.075cm" svg:y1="12.4cm" svg:x2="16.175cm" svg:y2="11.725cm">
          <text:p/>
        </draw:line>
        <draw:line draw:style-name="gr12" draw:text-style-name="P3" draw:layer="layout" svg:x1="11.925cm" svg:y1="13.175cm" svg:x2="14.425cm" svg:y2="12.675cm">
          <text:p/>
        </draw:line>
        <draw:line draw:style-name="gr12" draw:text-style-name="P3" draw:layer="layout" svg:x1="12.925cm" svg:y1="11.425cm" svg:x2="14.475cm" svg:y2="12.425cm">
          <text:p/>
        </draw:line>
        <draw:line draw:style-name="gr12" draw:text-style-name="P3" draw:layer="layout" svg:x1="12.425cm" svg:y1="11.5cm" svg:x2="11.55cm" svg:y2="13cm">
          <text:p/>
        </draw:line>
        <draw:line draw:style-name="gr12" draw:text-style-name="P3" draw:layer="layout" svg:x1="13.325cm" svg:y1="15.35cm" svg:x2="14.6cm" svg:y2="12.8cm">
          <text:p/>
        </draw:line>
        <draw:line draw:style-name="gr12" draw:text-style-name="P3" draw:layer="layout" svg:x1="12.925cm" svg:y1="15.35cm" svg:x2="11.675cm" svg:y2="13.5cm">
          <text:p/>
        </draw:line>
        <draw:line draw:style-name="gr12" draw:text-style-name="P3" draw:layer="layout" svg:x1="9.95cm" svg:y1="14.375cm" svg:x2="11.125cm" svg:y2="13.375cm">
          <text:p/>
        </draw:line>
        <draw:line draw:style-name="gr12" draw:text-style-name="P3" draw:layer="layout" svg:x1="9.65cm" svg:y1="14.35cm" svg:x2="9.425cm" svg:y2="11.825cm">
          <text:p/>
        </draw:line>
        <draw:line draw:style-name="gr12" draw:text-style-name="P3" draw:layer="layout" svg:x1="11.125cm" svg:y1="13.1cm" svg:x2="9.75cm" svg:y2="11.75cm">
          <text:p/>
        </draw:line>
        <draw:line draw:style-name="gr13" draw:text-style-name="P3" draw:layer="layout" svg:x1="7.4cm" svg:y1="11.525cm" svg:x2="8.976cm" svg:y2="11.651cm">
          <text:p/>
        </draw:line>
        <draw:line draw:style-name="gr13" draw:text-style-name="P3" draw:layer="layout" svg:x1="9.551cm" svg:y1="14.351cm" svg:x2="9.326cm" svg:y2="11.826cm">
          <text:p/>
        </draw:line>
        <draw:line draw:style-name="gr13" draw:text-style-name="P3" draw:layer="layout" svg:x1="10.05cm" svg:y1="14.4cm" svg:x2="11.167cm" svg:y2="13.446cm">
          <text:p/>
        </draw:line>
        <draw:line draw:style-name="gr13" draw:text-style-name="P3" draw:layer="layout" svg:x1="11.925cm" svg:y1="13.275cm" svg:x2="14.425cm" svg:y2="12.775cm">
          <text:p/>
        </draw:line>
        <draw:line draw:style-name="gr13" draw:text-style-name="P3" draw:layer="layout" svg:x1="15.15cm" svg:y1="12.45cm" svg:x2="16.25cm" svg:y2="11.775cm">
          <text:p/>
        </draw:line>
        <draw:line draw:style-name="gr13" draw:text-style-name="P3" draw:layer="layout" svg:x1="16.875cm" svg:y1="11.725cm" svg:x2="18.225cm" svg:y2="12cm">
          <text:p/>
        </draw:line>
        <draw:frame draw:style-name="gr14" draw:text-style-name="P5" draw:layer="layout" svg:width="0.725cm" svg:height="0.806cm" svg:x="6.2cm" svg:y="10.75cm">
          <draw:text-box>
            <text:p text:style-name="P4"><text:span text:style-name="T1">1</text:span></text:p>
          </draw:text-box>
        </draw:frame>
        <draw:frame draw:style-name="gr15" draw:text-style-name="P5" draw:layer="layout" svg:width="0.725cm" svg:height="0.806cm" svg:x="18.875cm" svg:y="11.625cm">
          <draw:text-box>
            <text:p text:style-name="P4"><text:span text:style-name="T1">2</text:span></text:p>
          </draw:text-box>
        </draw:frame>
        <draw:custom-shape draw:style-name="gr8" draw:text-style-name="P1" draw:layer="layout" svg:width="0.825cm" svg:height="0.775cm" svg:x="17.775cm" svg:y="1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2" draw:layer="layout" svg:width="3.325cm" svg:height="1.361cm" svg:x="18.45cm" svg:y="14.825cm">
          <draw:text-box>
            <text:p>représente un terminal</text:p>
          </draw:text-box>
        </draw:frame>
        <draw:frame draw:style-name="gr17" draw:text-style-name="P5" draw:layer="layout" svg:width="2.25cm" svg:height="0.806cm" svg:x="17.05cm" svg:y="16.25cm">
          <draw:text-box>
            <text:p text:style-name="P4"><text:span text:style-name="T1">1 - - 2</text:span></text:p>
          </draw:text-box>
        </draw:frame>
        <draw:frame draw:style-name="gr18" draw:text-style-name="P2" draw:layer="layout" svg:width="5.3cm" svg:height="3.026cm" svg:x="17.475cm" svg:y="16.224cm">
          <draw:text-box>
            <text:p><text:s text:c="9"/>Représente un chemin d’échange de données entre 1 et 2</text:p>
          </draw:text-box>
        </draw:frame>
        <draw:line draw:style-name="gr19" draw:text-style-name="P3" draw:layer="layout" svg:x1="17.7cm" svg:y1="13.25cm" svg:x2="19cm" svg:y2="13.3cm">
          <text:p/>
        </draw:line>
        <draw:frame draw:style-name="gr20" draw:text-style-name="P7" draw:layer="layout" svg:width="2.875cm" svg:height="1.05cm" svg:x="18.475cm" svg:y="12.85cm">
          <draw:text-box>
            <text:p text:style-name="P6"><text:span text:style-name="T2">Réseau</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Extrémités_20_de_20_flèche_20_1" draw:display-name="Extrémités de flèche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svg:stroke-width="0.1cm" svg:stroke-color="#000000" draw:marker-start-width="0.35cm" draw:marker-end-width="0.35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09:08:42.407612602</meta:creation-date>
    <dc:date>2024-12-14T09:39:23.175167747</dc:date>
    <meta:editing-duration>PT19M20S</meta:editing-duration>
    <meta:editing-cycles>3</meta:editing-cycles>
    <meta:generator>LibreOffice/24.2.6.2$Linux_X86_64 LibreOffice_project/420$Build-2</meta:generator>
    <meta:document-statistic meta:object-count="66"/>
  </office:meta>
</office:document-meta>
</file>